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mily-generic="swiss"/>
    <style:font-face style:name="Awami Nastaliq" svg:font-family="'Awami Nastaliq'" style:font-pitch="variable"/>
    <style:font-face style:name="Awami Nastaliq Beta v.1.190" svg:font-family="'Awami Nastaliq Beta v.1.190'" style:font-pitch="variable"/>
    <style:font-face style:name="Awami Nastaliq Dev" svg:font-family="'Awami Nastaliq Dev'"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24582" officeooo:paragraph-rsid="00024582"/>
    </style:style>
    <style:style style:name="P2" style:family="paragraph" style:parent-style-name="Standard">
      <style:paragraph-properties fo:text-align="end" style:justify-single-word="false" style:writing-mode="rl-tb"/>
      <style:text-properties style:font-name="Awami Nastaliq Beta v.1.190" fo:font-size="15pt" officeooo:rsid="00024582" officeooo:paragraph-rsid="00024582" style:font-size-asian="15pt" style:font-name-complex="Awami Nastaliq Beta v.1.190" style:font-size-complex="15pt"/>
    </style:style>
    <style:style style:name="T1" style:family="text">
      <style:text-properties fo:font-size="15pt" style:font-size-asian="15pt" style:font-size-complex="15pt"/>
    </style:style>
    <style:style style:name="T2" style:family="text">
      <style:text-properties style:font-name="Awami Nastaliq Dev" fo:font-size="15pt" style:font-size-asian="15pt" style:font-name-complex="Awami Nastaliq Dev" style:font-size-complex="15pt"/>
    </style:style>
    <style:style style:name="T3" style:family="text">
      <style:text-properties style:font-name="Awami Nastaliq Beta v.1.190" fo:font-size="15pt" style:font-size-asian="15pt" style:font-name-complex="Awami Nastaliq Beta v.1.190" style:font-size-complex="15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3">United Nations Universal Declaration of Human Rights 1948<text:line-break/><text:line-break/>United Nations (UN) <text:s/><text:line-break/><text:line-break/>Translated and Published By Forum for Language Initiatives Islamabad Pakistan<text:line-break/>Translated in Shina by Amir Haider <text:s/><text:line-break/><text:line-break/><text:line-break/><text:line-break/></text:span><text:a xlink:type="simple" xlink:href="http://www.fli-online.org/" text:style-name="Internet_20_link" text:visited-style-name="Visited_20_Internet_20_Link"><text:span text:style-name="T3">www.fli-online.org</text:span></text:a></text:p>
      <text:p text:style-name="P2"><text:line-break/>اقوام متحدائ منڙو حقوقوں پورئ دنئاتئ منݜور<text:line-break/> <text:s text:c="45"/><text:line-break/> <text:s text:c="47"/><text:line-break/>اقوام متحدای جر نل اسمبلیس منڙوحقوقوں منݜوری اعلان تھین ۔ کھیری وان پٹور <text:s/>منثوری موری لکھیتے ہن۔ آ نو شتیلو کومجو پھتو <text:s/>ریس توم پوراء سانتی ملکوٹ زور <text:s/>دی گے کہ ریس انئ موری <text:s/>توم توم ملکور گہ پورے جگوٹ اُ څھجارا تھئگےمسالٹ انہ موری ہر د یشٹ اوڅھجارا نے کھاس تھے سکولہ گہ متُی تعلیمئ اداروُ مجا گے پڑے پروجرے تھوریے چگا تھوکٹ زور دے گین۔انو کوم تھوککار کے گہ مئلک نے قومک کے گہ <text:soft-page-break/>واجاک گینی چوک نہ تھوک ہن۔<text:line-break/>منژو عا لمی حقوقو تمہد<text:line-break/> پورے انسانوں عزت گہ نہ حقوقی اک ہن ۔ کو کیسجہ بڈو ہن نہ کو کیسجہ چنہ ہن اور نہ ایک دشکر بئوککار ایک متو آزادی، حقوق ،ژولئ،پلولار، منوک نہ متوٹ دوک ژولارئ گٹومار ہن۔<text:line-break/> انسانئ حقوقجولا پروا تہ نہ رسئ بذتئ بودے کھڇے شکلور نیکھان۔ کیسئ وجا گینئ <text:s text:c="2"/>انسانئ متٹ زک اوڅھجن۔ نہ پورا انسانوں انہ رک څھپنین کہ ایک ایو ماشراک بوت کیسر انسانوٹ توم مور تھوک ،مزہبئ،تو نہ ہر چئزی ازاد بہ بیوک رک تھین۔<text:line-break/>آنی حقوقج عمل تھروک بودی ضروری ہن نہ نہٰ بی تو جکسہ چھپݜ بےبغاوت تھین۔قو مو مجا ژوالئ شول گہ مہر بسکی تھروک بودی لازمی ہن۔ کہ تو بودہ دیشور انہ شول گہ مہر اواجن۔ اقوام متحد س منژو حقوق گہ رسئ عزت گہ نہ چئ گہ مُݜائ حقوقو بارا مجا دوگونی حمایت تھیگن۔اور نہ رس جگوآزادی گہ جیلئ سکونئ معیار اوتھلو تھو کئ عزم تھیگن۔<text:line-break/>نہ رسئ ممبر مُلکس آنے کس پیگہ کہ اقوام متحدہ سانتی مݜئجی نی پوری دنیاتر انسانئی حقو قی گہ ازادئ رڅالیں بین۔انسکار تھہ انہ بودی ضروری ہن انو کوم مکمل تھے ازادئ پوروت ہیر آٹرین۔<text:line-break/>جرنل اسمبلی<text:line-break/>جر نل اسمبلیس اعلان تھین کہ انو عا لمی منشور پوری قومس توم معیار ڇھپین <text:s/>ہو ماشرای ہر ادارس انہسچ عمل تھےنہ تعلیم گہ تربیت گینی انی حقوقہ گہ ازادیو احترام تھوک پورئ <text:s text:c="2"/>قومس کوشش تھین۔<text:line-break/>دفعہ اکھ: <text:s/>بوٹہ انسانی ازادئ ، حقوقی گہ نہ برابر ہن بٹو متو ایک ہن ۔ایسکار ایک متو سانت ژاء گہ ژولئ گینی بیوک اواجئ ۔<text:line-break/><text:soft-page-break/>دفعہ دو: <text:s/>ہر منوژو انہ پورا ازادہیو مستحق ہن کو گہ کیسکجو بڑو نش نہ شکلئ ،باݜئ ،مزہپئ،قومئ، معشرای۔سیاستی یا موتی گہ جیک وجاک گینی بڑو یا چونو نیش برابر ہن۔مگم کو سہ کہ سانت کوکسگہ جیکگہ واجاک گینہ امتیاذی سلوک تھوک دوبین چاہہ رو کے ازاد ملککئ بوت یا رو قید ، اقوام متحدای مڅھو برابر ہن۔<text:line-break/>دفعہ څہ: <text:s/>ہر منُژٹ <text:s/>توم جیلئ ازادی گہ تحفظئ حق ہن۔<text:line-break/>دفعہ چار: کوکسہگہ کنیز یا غلام گینوک یا څھپوک دوبین۔نہ غلامئ گہ کنزی کے گہ شکلق بوت منع ہن۔<text:line-break/>دفعہ پݨش: <text:s/>کوسکئٹ گہ زہنی، ڈیمئ ،سکھتی ، ظلم ،سزا ،زلیل تھوک دوبین۔<text:line-break/>دفعہ ُݜہ: <text:s/>ہر موتئ انہ حق ہن ہر دیݜر قانون سہ رسئ سخصیت تسلیم تھئ۔<text:line-break/>دفعہ ست: <text:s/>قانونئ آڅھیئ کھر پورہ پولہ ہن نہ بوٹس اکہ قانونجو مدد گینوک بینن۔اور نہ کوس انہ قانونئ خلاف ورزی تھین یا تھرئن تو او رٹھوک پورو حق ہن۔۔<text:line-break/>دفعہ آنݜ: <text:s/>ہر ایکٹ انہ حق ہن کہ اگر کوس رسئ انہ حقوقی رھٹے گہ تہ روس انئ گینوککار با اختییار عدالتور بجوک بین۔<text:line-break/>دفعہ دئ: <text:s/>ہر ایکسہ توم حق حاصل تھوککار ازاد عدالتی یا ازاد ججو سانت رجوء تھوک بین ریسٹ ݜیتئ جرومئ باراج۔<text:line-break/>دفعہ اکائ: ہر او منژو کیسٹ فوجداری مقدمہ ݜاتن اکو بیگنا تھوک حق څھپین جب تک عدالتر رسئ جرم نہ نکھائ۔روس توم پوری صفائ دوک حق ہن ۔<text:line-break/> <text:s text:c="3"/>( ب)اگر کو منوژوق ائیو کومکج گرفتار ہن کو پوری دنئاتئ عدالتور جرم نوݜ تو او جرم جرم سمجھا نہ بئ۔<text:line-break/>دفعہ بائ: کوسکئ گہ تومو، گوٹلہ ،لکھوک ،پڈوک معملاتور مداخلت تھوک دبین اور نہ اکئ کوس کیسکئ عزت یا کومڇ مداخلت تھین۔اے سجو رو قانون سہ رسئ حفاظت تھئ۔<text:line-break/><text:soft-page-break/>دفعہ څوئ: ھر ایکٹ انہ حق ہن روس کے دیݜر،رک تھو آلٹ بجوک بین آل بیوک بین رو دنیاتئ کو گہ کوناک کہ نہ بئ۔<text:line-break/>(ب) ہر ایکٹ انہ اختیار ہن روس توم وطن یا کے گہ وطنک پھت تھوک بین نہ الٹ بجوک بین،<text:line-break/> دفعہ چوندئ: <text:s text:c="2"/>ہر منژوکیٹ حق ہن کہ رو آکو زکجو بچت تھوکہ کر دنیا تئ کے گہ دیشکر گہ بئوک بئن۔<text:line-break/>(ب) مگم رو عدالتئ کاروائ جہ اوڅھوک دبین کو غیر سیاسئ کومور ملوث ہن تہ ریسٹ اقوام متحدس انہ حق نہ دین۔<text:line-break/>دفعہ پنزئ: <text:s/>ہر ایکٹ قومیتئ حق ہن۔<text:line-break/> <text:s text:c="29"/>(ب)<text:line-break/>کوکسہ گہ رسئ قومیتئ حق ہُن تھوک دوبینن اور نہ نے رسئ قومیت پھت تھوکجو رٹھوک بینن۔<text:line-break/>دفعہ شوئ: بڑی مولائ گہ بلہ نہ چیہ گہ موشہ ری کھئ گہ مزہپک رونگ یا شکلک بوت گر تھوک بینن نہ طلاق گہ دوک بینن۔<text:line-break/> <text:s text:c="29"/>(ب)<text:line-break/>نکاح بال گہ مُلائ مرضئٹ بئ۔<text:line-break/> <text:s text:c="17"/>(پ)<text:line-break/>خندان معشرائ کھرو ہن نہ کھریٹ شنگ تھوک <text:s/>حکومت گہ معشرائ زمداری ہن۔<text:line-break/>دفعہ ستائ: <text:s/>ہر ایکٹ حق ہن کہ روس دولت سنوک بین ایک بی سنوت یا جگوں سانت گٹئ بے۔<text:line-break/> <text:s text:c="18"/>(ب)<text:line-break/>کوس گہ بجارے کیسکئ دولت ہُن تھوک دو بین۔<text:line-break/><text:soft-page-break/>دفعہ اݜٹائ: <text:s/>ہر منژت توم اظہار رائ ازادی حاصل ھن۔روس توم مرضیٹ مذہب بدل،نائ مذہب اوررسئ تبلغ تھوک بین۔<text:line-break/>دفعہ کونئ: ہر ایکٹ توم رائ اظہار تھوک حق حاصل ھن۔انسہ مجا انہ گہ شامل ہن کہ ازادی سانت توم علم حاصل تھئ اور نہ روس کے گہ دیشک یا ملکر گے رسئ تبلغ تھوک بین۔<text:line-break/>دفعہ بیئ: <text:s/>ھر ایکٹ ایک موتہ سانت بودو سانت ڈوک بوک اجازت ہن۔<text:line-break/> <text:s text:c="16"/>(ب)<text:line-break/>کوس گہ کوک اکو سانت بجارے ڈلو تھروک دوبن۔<text:line-break/>دفعہ بیئگہ ایکہ: <text:s/>ھر ایکٹ گورمنٹرشامل بوک حق ہن۔ڈارکٹ بوت یا کیسٹ ووٹ دے ۔<text:line-break/> <text:s text:c="17"/>(ب)<text:line-break/>ہر ایکٹ گر منٹئ نوکری تھوق حق ہن<text:line-break/><text:line-break/> <text:s text:c="21"/>(ت)<text:line-break/>حکومت عوامئ مرضئ مطا بق <text:s/>انہ مرظی وقت سانت سانت انتخاباتی تھرین اور نہ چپ تھے توم مرظیٹ ووٹ دین۔<text:line-break/>دفعہ بیئگہ دو: ہر اک ممبرکٹ انہ آزادی ہن کہ روس توم معشرتی اقتصادی نہ چولئ حاصل تھوک رسئ حق ہن <text:s/>روس انہ ھاصل تھوک کار ملکی نے پوری دنیاتئ تنظیمی گہ منژو سانت رابطہ تھوک بین۔کئسج بہ رسئ عزتہ مجا بسکئار بئ۔<text:line-break/>دفعہ بئگہ څہ: ہر ایکٹ انہ اختیتار حاصل ہن کہ روس توم مرضی مطابق کوم تھئ توم مرضی وتہ ھالاتور <text:s/>نہ بے <text:soft-page-break/>روزگارئ خلاف توم حفاظت تھوک بین<text:line-break/> <text:s text:c="18"/>(ب)<text:line-break/>ھر منوژئ رسئ کومئ مطابق برابر حق لئجئ،<text:line-break/> <text:s text:c="17"/>(پ) <text:line-break/>ہر منوژ کوس کوم تھین تو روس خندانئ اور مݜٹرئ خیال چھپوک بین۔نہ رسئ مشٹرئ حفاظت تھوک ماشراٹ لازمئ ھن،<text:line-break/> <text:s text:c="17"/>(ت)<text:line-break/>ہر اکسہ توم نفع کار پیسہ سنوک کا روباررئ تنظیموں سا نت شا مل بوک بین۔<text:line-break/>دفعہ بیگہ چار: <text:s text:c="2"/>ہر یکٹ توم کومجو فݜ تھہ ارام تھوک حق ہن۔انسہ مجا کومئ دوران یا فݜ تھہ څک بوک شامل ہن۔<text:line-break/>دفعہ بئگہ پنُئ: <text:s text:c="2"/>مشٹوک زندگی تروک ہر اکئ حق ھن۔جلیکار مشٹو چئز کھوک نہ مشٹو چیز بنوک اکی نہ گوٹئ اینوٹ،مشٹو کھوراک ، مشٹو گوٹ ،مشٹو کت،نہ ہر مشٹو چیزر حق ہن ۔اورنہ روس اکو رڅئ بیروزگاریجو، کھپیارے جو،جوکجرے جو،مفھرئ جو، گھیوسرے جو ،رسئ ھق ہن انہ بوٹو خیال چھپوک بودئ لازمئ ہن۔<text:line-break/> <text:s text:c="17"/>(ب)<text:line-break/>دئ پوڅھ گہ مئ خیال څھپوک گہ زروری ہن،ائ چھال بال کئ گریجو یربہ جالین یا فتوبہ رینوٹ پوری آزادی ہن نہ رنئ حفاظت لازمئ ہن۔<text:line-break/>دفعہ بئگہ ݜہ: <text:s text:c="3"/>پڑوک ہر اکئ فرظں ہن ابتدائ تعلم پورئ مفت بئ چونہ کلاسور،نہ پومنکی اے بودی <text:soft-page-break/>لازمئ بئ۔فنئ گہ پیشہ ور تعلیم گینوک عام انتظام بئ۔نہ علم گہ عقلئ بنیادج اعٰلئ تعلم گنوک اک حقوقی بین۔<text:line-break/> <text:s text:c="14"/>(ب)<text:line-break/> تعلیمئ پوموکی مقصد اکو تیار تھوک،پریوک انسانئ حقوقوں خیال تھوک نہ انسانیتئ احترام تھوک بیئ۔ نہ اسجو بعد صبر ،ژولئ،جاک، قومو مجا ،مذہبو مجا اور نہ جگو مجا پیدا تھئ۔تو نہ اقوام متحدائ مشوٹ تروک مدد تھئ۔<text:line-break/> <text:s text:c="12"/>(پ)<text:line-break/>پوموکی چھل بلو تعلم دوک رنئ ما مالو زمداری ہن،<text:line-break/>دفعہ بیگہ ست: <text:s text:c="3"/>ہر ایکٹ توم چولئ ازادی ہن کتابجو پڑے ساںئس ترقئر شامل بوک بین نہ توم مفاد گینوک بین۔<text:line-break/> <text:s text:c="17"/>(ب)<text:line-break/>ہر ایکٹ توم مادہ مفاداتوں نہ اخلاقیاتوں خیال چھپوک حق ھن۔<text:line-break/>دفعہ بیگہ آنش: <text:s text:c="2"/>ہر منوژس اکو ایو معاشرتئ نظامکر شامل بوک رک چھپئن کیسر رسئ پورئ ازادی ہن کو اجئ اعلان بون۔<text:line-break/>دفعہ بیگہ نو: <text:s text:c="2"/>ہر ایکئ معشرار حقوقی ہن کہ تو رو بڑو گہ آل اکہ بین<text:line-break/> <text:s text:c="17"/>(ب)<text:line-break/>توم ازادی حاصل تھوک پورنو حق ہن نہ توم ازادی سانت موتو گہ ازادی خیال چھپوک لازمئ ہن انہ پورچ عمل تھروک قا نو نئ کوم ہن۔<text:line-break/> <text:s text:c="12"/>(پ) <text:s text:c="2"/><text:line-break/>انہ قانونی کوک سہ گہ اقوام متحدائ خلاف مشوٹ تھوک دو بینن۔<text:line-break/><text:soft-page-break/>دفعہ بیگہ دئ: <text:s text:c="3"/>آ جئ دگن انو اعلانئ مطلب انہ نوش کہ کو منژوکسہ یا منژس <text:s/>ایو کومک تھین کیسچ رنو حق نوش۔کیسج بہ اجہ دئتے آزادئ گہ حقوقی سلف بئن۔ <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mily-generic="swiss"/>
    <style:font-face style:name="Awami Nastaliq" svg:font-family="'Awami Nastaliq'" style:font-pitch="variable"/>
    <style:font-face style:name="Awami Nastaliq Beta v.1.190" svg:font-family="'Awami Nastaliq Beta v.1.190'" style:font-pitch="variable"/>
    <style:font-face style:name="Awami Nastaliq Dev" svg:font-family="'Awami Nastaliq Dev'"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Tahoma" style:font-size-complex="12pt" style:language-complex="ar" style:country-complex="EG"/>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Tahoma" style:font-size-complex="12pt" style:language-complex="ar" style:country-complex="EG"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7T15:16:45.626000000</meta:creation-date>
    <dc:date>2018-12-05T10:56:38.759000000</dc:date>
    <meta:editing-duration>PT3H19M34S</meta:editing-duration>
    <meta:editing-cycles>12</meta:editing-cycles>
    <meta:generator>LibreOffice/6.1.0.3$Windows_X86_64 LibreOffice_project/efb621ed25068d70781dc026f7e9c5187a4decd1</meta:generator>
    <meta:print-date>2018-11-30T16:30:35.126000000</meta:print-date>
    <meta:document-statistic meta:table-count="0" meta:image-count="0" meta:object-count="0" meta:page-count="8" meta:paragraph-count="2" meta:word-count="1398" meta:character-count="7178" meta:non-whitespace-character-count="5310"/>
  </office:meta>
</office:document-meta>
</file>